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/>
    <style:font-face style:name="Lohit Devanagari1" svg:font-family="'Lohit Devanagari'"/>
    <style:font-face style:name="Open Sans" svg:font-family="'Open Sans', Arial, sans-serif"/>
    <style:font-face style:name="garamond" svg:font-family="garamond, 'times new roman', times"/>
    <style:font-face style:name="inherit" svg:font-family="inherit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fo:font-size="16pt" fo:font-weight="normal" officeooo:rsid="004dd206" officeooo:paragraph-rsid="0002a34b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fo:font-size="16pt" fo:font-weight="normal" officeooo:rsid="006181e0" officeooo:paragraph-rsid="0002a34b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fo:font-size="16pt" fo:font-weight="normal" officeooo:rsid="004e503f" officeooo:paragraph-rsid="0004f27a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fo:font-size="16pt" fo:font-weight="normal" officeooo:rsid="004e503f" officeooo:paragraph-rsid="0006b601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fo:font-size="16pt" fo:font-weight="normal" officeooo:rsid="004e503f" officeooo:paragraph-rsid="000b9eac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fo:color="#000000" fo:font-size="16pt" fo:font-weight="normal" officeooo:rsid="0006ac01" officeooo:paragraph-rsid="0006b601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fo:color="#000000" fo:font-size="16pt" fo:font-weight="normal" officeooo:rsid="00081bbe" officeooo:paragraph-rsid="00081bbe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fo:font-size="10pt" fo:font-weight="normal" officeooo:rsid="000b8419" officeooo:paragraph-rsid="000b8419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fo:font-size="8pt" fo:font-weight="normal" officeooo:rsid="0006ac01" officeooo:paragraph-rsid="0006b601" style:font-size-asian="7pt" style:font-weight-asian="normal" style:font-size-complex="8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fo:font-size="8pt" fo:font-weight="normal" officeooo:rsid="004e503f" officeooo:paragraph-rsid="0006b601" style:font-size-asian="7pt" style:font-weight-asian="normal" style:font-size-complex="8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size="8pt" fo:font-weight="normal" officeooo:rsid="004e503f" officeooo:paragraph-rsid="00061851" style:font-size-asian="7pt" style:font-weight-asian="normal" style:font-size-complex="8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fo:font-size="8pt" fo:font-weight="normal" officeooo:rsid="00061851" officeooo:paragraph-rsid="00061851" style:font-size-asian="7pt" style:font-weight-asian="normal" style:font-size-complex="8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ce181e" fo:font-size="16pt" fo:font-weight="bold" officeooo:rsid="0040ecd1" officeooo:paragraph-rsid="0002a34b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size="10pt" fo:font-weight="normal" officeooo:rsid="0006ac01" officeooo:paragraph-rsid="0006ac01" style:font-size-asian="8.75pt" style:font-weight-asian="normal" style:font-size-complex="10pt" style:font-weight-complex="normal"/>
    </style:style>
    <style:style style:name="T1" style:family="text">
      <style:text-properties fo:font-variant="normal" fo:text-transform="none" fo:color="#ce181e" style:font-name="Liberation Serif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fo:color="#ce181e" style:font-name="Liberation Serif" fo:letter-spacing="normal" fo:font-style="normal" fo:font-weight="bold" officeooo:rsid="0004f27a" style:font-weight-asian="bold" style:font-weight-complex="bold"/>
    </style:style>
    <style:style style:name="T3" style:family="text">
      <style:text-properties fo:font-variant="normal" fo:text-transform="none" fo:color="#ce181e" style:font-name="Liberation Serif" fo:letter-spacing="normal" fo:font-style="normal" fo:font-weight="bold" officeooo:rsid="00061851" style:font-weight-asian="bold" style:font-weight-complex="bold"/>
    </style:style>
    <style:style style:name="T4" style:family="text">
      <style:text-properties fo:font-variant="normal" fo:text-transform="none" fo:color="#ce181e" style:font-name="Liberation Serif" fo:letter-spacing="normal" fo:font-style="normal" fo:font-weight="bold" officeooo:rsid="00664d49" style:font-weight-asian="bold" style:font-weight-complex="bold"/>
    </style:style>
    <style:style style:name="T5" style:family="text">
      <style:text-properties fo:font-variant="normal" fo:text-transform="none" fo:color="#ce181e" style:font-name="Liberation Serif" fo:letter-spacing="normal" fo:font-style="normal" fo:font-weight="bold" officeooo:rsid="00061b69" style:font-weight-asian="bold" style:font-weight-complex="bold"/>
    </style:style>
    <style:style style:name="T6" style:family="text">
      <style:text-properties fo:font-variant="normal" fo:text-transform="none" fo:color="#ce181e" style:font-name="Liberation Serif" fo:letter-spacing="normal" fo:font-style="normal" fo:font-weight="bold" officeooo:rsid="0006b601" style:font-weight-asian="bold" style:font-weight-complex="bold"/>
    </style:style>
    <style:style style:name="T7" style:family="text">
      <style:text-properties fo:font-variant="normal" fo:text-transform="none" fo:color="#ce181e" style:font-name="Liberation Serif" fo:letter-spacing="normal" fo:font-style="normal" fo:font-weight="bold" officeooo:rsid="000ac08e" style:font-weight-asian="bold" style:font-weight-complex="bold"/>
    </style:style>
    <style:style style:name="T8" style:family="text">
      <style:text-properties fo:font-variant="normal" fo:text-transform="none" fo:color="#ce181e" style:font-name="Liberation Serif" fo:letter-spacing="normal" fo:font-style="normal" fo:font-weight="bold" officeooo:rsid="000b9eac" style:font-weight-asian="bold" style:font-weight-complex="bold"/>
    </style:style>
    <style:style style:name="T9" style:family="text">
      <style:text-properties fo:font-variant="normal" fo:text-transform="none" fo:color="#ce181e" style:font-name="Liberation Serif" fo:letter-spacing="normal" fo:font-style="normal" officeooo:rsid="0004f27a"/>
    </style:style>
    <style:style style:name="T10" style:family="text">
      <style:text-properties fo:font-variant="normal" fo:text-transform="none" style:font-name="Liberation Serif" fo:letter-spacing="normal" fo:font-style="normal"/>
    </style:style>
    <style:style style:name="T11" style:family="text">
      <style:text-properties fo:font-variant="normal" fo:text-transform="none" style:font-name="Liberation Serif" fo:letter-spacing="normal" fo:font-style="normal" officeooo:rsid="00705215"/>
    </style:style>
    <style:style style:name="T12" style:family="text">
      <style:text-properties fo:font-variant="normal" fo:text-transform="none" style:font-name="Liberation Serif" fo:letter-spacing="normal" fo:font-style="normal" officeooo:rsid="00061851"/>
    </style:style>
    <style:style style:name="T13" style:family="text">
      <style:text-properties fo:font-variant="normal" fo:text-transform="none" style:font-name="Liberation Serif" fo:letter-spacing="normal" fo:font-style="normal" officeooo:rsid="0004f27a"/>
    </style:style>
    <style:style style:name="T14" style:family="text">
      <style:text-properties fo:font-variant="normal" fo:text-transform="none" style:font-name="Liberation Serif" fo:letter-spacing="normal" fo:font-style="normal" officeooo:rsid="00061b69"/>
    </style:style>
    <style:style style:name="T15" style:family="text">
      <style:text-properties fo:font-variant="normal" fo:text-transform="none" style:font-name="Liberation Serif" fo:letter-spacing="normal" fo:font-style="normal" officeooo:rsid="0006ac01"/>
    </style:style>
    <style:style style:name="T16" style:family="text">
      <style:text-properties fo:font-variant="normal" fo:text-transform="none" style:font-name="Liberation Serif" fo:letter-spacing="normal" fo:font-style="normal" officeooo:rsid="0006b601"/>
    </style:style>
    <style:style style:name="T17" style:family="text">
      <style:text-properties fo:font-variant="normal" fo:text-transform="none" style:font-name="Liberation Serif" fo:letter-spacing="normal" fo:font-style="normal" officeooo:rsid="0009b329"/>
    </style:style>
    <style:style style:name="T18" style:family="text">
      <style:text-properties fo:font-variant="normal" fo:text-transform="none" style:font-name="Liberation Serif" fo:letter-spacing="normal" fo:font-style="normal" officeooo:rsid="000b9eac"/>
    </style:style>
    <style:style style:name="T19" style:family="text">
      <style:text-properties fo:font-variant="normal" fo:text-transform="none" style:font-name="Liberation Serif" fo:letter-spacing="normal" fo:font-style="normal" fo:font-weight="bold" officeooo:rsid="000b9eac" style:font-weight-asian="bold" style:font-weight-complex="bold"/>
    </style:style>
    <style:style style:name="T20" style:family="text">
      <style:text-properties fo:font-variant="normal" fo:text-transform="none" style:font-name="Liberation Serif" fo:letter-spacing="normal" fo:font-style="normal" fo:font-weight="bold" officeooo:rsid="0004f27a" style:font-weight-asian="bold" style:font-weight-complex="bold"/>
    </style:style>
    <style:style style:name="T21" style:family="text">
      <style:text-properties fo:font-variant="normal" fo:text-transform="none" style:font-name="Liberation Serif" fo:font-size="15pt" fo:letter-spacing="normal" fo:font-style="normal" style:font-size-asian="15pt" style:font-size-complex="15pt"/>
    </style:style>
    <style:style style:name="T22" style:family="text">
      <style:text-properties fo:font-variant="normal" fo:text-transform="none" style:font-name="Liberation Serif" fo:font-size="15pt" fo:letter-spacing="normal" fo:font-style="normal" officeooo:rsid="00061851" style:font-size-asian="15pt" style:font-size-complex="15pt"/>
    </style:style>
    <style:style style:name="T23" style:family="text">
      <style:text-properties fo:font-variant="normal" fo:text-transform="none" style:font-name="Liberation Serif" fo:font-size="15pt" fo:letter-spacing="normal" fo:font-style="normal" officeooo:rsid="0009b329" style:font-size-asian="15pt" style:font-size-complex="15pt"/>
    </style:style>
    <style:style style:name="T24" style:family="text">
      <style:text-properties fo:font-variant="normal" fo:text-transform="none" style:font-name="Liberation Serif" fo:font-size="15pt" fo:letter-spacing="normal" fo:font-style="normal" officeooo:rsid="000b9eac" style:font-size-asian="15pt" style:font-size-complex="15pt"/>
    </style:style>
    <style:style style:name="T25" style:family="text">
      <style:text-properties fo:font-variant="normal" fo:text-transform="none" style:font-name="Liberation Serif" fo:font-size="15pt" fo:letter-spacing="normal" fo:font-style="normal" officeooo:rsid="0006b601" style:font-size-asian="15pt" style:font-size-complex="15pt"/>
    </style:style>
    <style:style style:name="T26" style:family="text">
      <style:text-properties fo:font-variant="normal" fo:text-transform="none" style:font-name="Liberation Serif" fo:font-size="15pt" fo:letter-spacing="normal" fo:font-style="normal" officeooo:rsid="0006ac01" style:font-size-asian="15pt" style:font-size-complex="15pt"/>
    </style:style>
    <style:style style:name="T27" style:family="text">
      <style:text-properties fo:font-variant="normal" fo:text-transform="none" style:font-name="Liberation Serif" fo:font-size="15pt" fo:letter-spacing="normal" fo:font-style="normal" officeooo:rsid="00061b69" style:font-size-asian="15pt" style:font-size-complex="15pt"/>
    </style:style>
    <style:style style:name="T28" style:family="text">
      <style:text-properties fo:font-variant="normal" fo:text-transform="none" style:font-name="Liberation Serif" fo:font-size="15pt" fo:letter-spacing="normal" fo:font-style="normal" officeooo:rsid="0004f27a" style:font-size-asian="15pt" style:font-size-complex="15pt"/>
    </style:style>
    <style:style style:name="T29" style:family="text">
      <style:text-properties fo:color="#ce181e" fo:font-weight="bold" officeooo:rsid="00664d49" style:font-weight-asian="bold" style:font-weight-complex="bold"/>
    </style:style>
    <style:style style:name="T30" style:family="text">
      <style:text-properties fo:color="#ce181e" fo:font-weight="bold" officeooo:rsid="0002a34b" style:font-weight-asian="bold" style:font-weight-complex="bold"/>
    </style:style>
    <style:style style:name="T31" style:family="text">
      <style:text-properties fo:color="#ce181e" fo:font-weight="bold" officeooo:rsid="00035a51" style:font-weight-asian="bold" style:font-weight-complex="bold"/>
    </style:style>
    <style:style style:name="T32" style:family="text">
      <style:text-properties fo:color="#ce181e" fo:font-weight="bold" officeooo:rsid="0004f27a" style:font-weight-asian="bold" style:font-weight-complex="bold"/>
    </style:style>
    <style:style style:name="T33" style:family="text">
      <style:text-properties fo:color="#ce181e" fo:font-weight="bold" officeooo:rsid="00061851" style:font-weight-asian="bold" style:font-weight-complex="bold"/>
    </style:style>
    <style:style style:name="T34" style:family="text">
      <style:text-properties officeooo:rsid="0002a34b"/>
    </style:style>
    <style:style style:name="T35" style:family="text">
      <style:text-properties officeooo:rsid="0004f27a"/>
    </style:style>
    <style:style style:name="T36" style:family="text">
      <style:text-properties officeooo:rsid="000b9eac"/>
    </style:style>
    <style:style style:name="T37" style:family="text">
      <style:text-properties fo:font-size="15pt" officeooo:rsid="000b9eac" style:font-size-asian="15pt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IPOS DE <text:span text:style-name="T34">TROMPETE</text:span></text:p>
      <text:p text:style-name="P13"/>
      <text:p text:style-name="P1">O trompete é um instrumento de bocal, composto por um único tubo de metal, que define sua classe. O som do trompete tem resultado pelo formato e encaixe dos lábios no bocal, pressão do ar exercida pelo músico e também pela combinação no manuseio das suas válvulas. O trompete é constituído por corpo, chave de água, bomba de afinação, pistões, cotovelos e bocal. É utilizado em diversos gêneros musicais, sendo muito comumente encontrado na música clássica, no jazz, bandas marciais e nos mariachis. Também é encontrado em estilos mais acelerados <text:span text:style-name="T34">como o frevo e a salsa</text:span>. o trompete tem as notas mais agudas na família dos metais e um papel preponderante na orquestra, o trompete possui um conjunto de válvulas e pistões que lhe permitem tocar sequências extremamente rápidas e virtuosas mas também uma melodia lírica e romântica acompanhada pelos <text:span text:style-name="T34">demais</text:span> instrumentos. Antigamente o trompete era usado na guerra, e até mesmo nos tempos primordiais serviu como instrumento sinalizador pois o seu som ouvia-se a uma grande distância.</text:p>
      <text:p text:style-name="P1"/>
      <text:p text:style-name="P3"><text:span text:style-name="T31">Trompete de </text:span><text:span text:style-name="T32">Bolso</text:span><text:span text:style-name="T29"> </text:span>– O pocket trumpet, ou trompete de bolso, é uma versão miniatura do trompete tradicional <text:span text:style-name="T35">(geralmente afinado em Si♭ ou em Dó)</text:span>. Apesar de menor, tem mais curvas do que um trompete normal. Isso significa que a viagem que o som é mais longa, fazendo-o voltar mais seco do que no trompete normal, exigindo mais pressão para fundir, sem slid<text:span text:style-name="T35">e. Por conta disso, é um instrumento com execução dificultada e, por conta disso, muito pouco utilizado.</text:span></text:p>
      <text:p text:style-name="P8"/>
      <text:p text:style-name="P2"><text:span text:style-name="T30">Trompete Piccolo</text:span> – <text:span text:style-name="T34">O trompete piccolo é menor do que os outros trompetes (com exceção do trompete pocket) e possui sonoridade uma oitava acima dos demais. É geralmente <text:s/>afinado em Si♭ (existem raros instrumentos afinados em Lá). Ele tem quatro pistões, embora existam modelos com três pistões. O quarto pistão desempenha o papel de transposição e redução de 5 semitons. Seu formato e tamanho facilitam ao músico alcançar notas mais agudas, precisando esforçar-se menos.</text:span></text:p>
      <text:p text:style-name="P14"/>
      <text:p text:style-name="P4"><text:span text:style-name="T32">Trompete em Si</text:span><text:span text:style-name="T30">♭</text:span><text:span text:style-name="T29"> </text:span>– <text:span text:style-name="T35">O trompete em Si♭ é o modelo mais utilizado atualmente. A maioria dos músicos iniciam o aprendizado pelo trompete em Si♭ e somente depois alguns acabam migrando para os demais modelos, talvez por conta de sua popularidade e preço muito mais vantajosos do que os demais.</text:span><text:span text:style-name="T11"> São comumente usados em bandas, e em orquestras de jazz e </text:span><text:span text:style-name="T12">sinfônicas.</text:span></text:p>
      <text:p text:style-name="P5"><text:soft-page-break/><text:span text:style-name="T32">Trompete em </text:span><text:span text:style-name="T33">Dó</text:span><text:span text:style-name="T29"> </text:span>– <text:span text:style-name="T37">O trompete em Dó</text:span><text:span text:style-name="T22"> tem mais charme e gala </text:span><text:span text:style-name="T24">do que o </text:span><text:span text:style-name="T22">trompete em Si</text:span><text:span text:style-name="T28">♭</text:span><text:span text:style-name="T22">. Sendo um instrumento de bocal pouco menor que o trompete em Si</text:span><text:span text:style-name="T28">♭</text:span><text:span text:style-name="T22">, é utilizado para grandes lugares e acontecimentos como respeitáveis orquestras. Os trompetes em Dó, aliados ao</text:span><text:span text:style-name="T28"> </text:span><text:span text:style-name="T22">Si</text:span><text:span text:style-name="T28">♭</text:span><text:span text:style-name="T22">, produzem sons incríveis, sendo ótimas combinações. Esse tipo de trompete é tido como um passo além do Si Bemol, visto que músicos iniciantes escolhem o primeiro e tendem a adquirir maturidade e experiência para passarem para o segundo.</text:span></text:p>
      <text:p text:style-name="P12"><text:span text:style-name="T12"/></text:p>
      <text:p text:style-name="P5"><text:span text:style-name="T2">Trompete em </text:span><text:span text:style-name="T3">Mi</text:span><text:span text:style-name="T9">♭</text:span><text:span text:style-name="T4"> </text:span><text:span text:style-name="T13">– </text:span><text:span text:style-name="T24">O trompete em Mi</text:span><text:span text:style-name="T28">♭ é </text:span><text:span text:style-name="T22">um tipo de trompete não muito popular, porém muito utilizado em grupos de metais, orquest</text:span><text:span text:style-name="T27">r</text:span><text:span text:style-name="T22">as sinfônicas e concertos para trompete clássico. Sua característica é de facilitar a performance numa região mais aguda, e também possui um timbre e uma potência de som um pouco menor que a dos trompetes em Si</text:span><text:span text:style-name="T28">♭ </text:span><text:span text:style-name="T22">e Dó.</text:span></text:p>
      <text:p text:style-name="P11"><text:span text:style-name="T12"/></text:p>
      <text:p text:style-name="P4"><text:span text:style-name="T2">Trompete </text:span><text:span text:style-name="T5">Baixo</text:span><text:span text:style-name="T4"> </text:span><text:span text:style-name="T13">– </text:span><text:span text:style-name="T22">O trompete baixo é </text:span><text:span text:style-name="T25">afinado</text:span><text:span text:style-name="T22"> em C, </text:span><text:span text:style-name="T27">S</text:span><text:span text:style-name="T22">i♭ </text:span><text:span text:style-name="T25">ou Mi</text:span><text:span text:style-name="T22">♭. Soa uma oitava abaixo do</text:span><text:span text:style-name="T27">s trompetes tradicionais,</text:span><text:span text:style-name="T25"> e</text:span><text:span text:style-name="T27"> normalmente é utilizado para fazer trechos que seriam muito graves para eles </text:span><text:span text:style-name="T25">ou</text:span><text:span text:style-name="T27"> até mesmo realizar duetos com os demais. </text:span><text:span text:style-name="T26">Por ser mais grave, possui um tubo maior do que os instrumentos tradicionais, e talvez por isso, é um instrumento muito pouco empregado, normalmente encontrado apenas em conjuntos de trompetes ou bandas/orquestras muito grandes.</text:span></text:p>
      <text:p text:style-name="P10"><text:span text:style-name="T15"/></text:p>
      <text:p text:style-name="P4"><text:span text:style-name="T2">Trompete </text:span><text:span text:style-name="T6">de </text:span><text:span text:style-name="T8">Chaves</text:span><text:span text:style-name="T4"> </text:span><text:span text:style-name="T13">– </text:span><text:span text:style-name="T26">O trompete de chaves é um tipo de trompete que usa chaves ao invés de pistões. É raramente usado em performances modernas, mas seu uso foi relativamente comum, até a introdução do trompete de pistões em meados do século XIX. Ele era capaz de emitir apenas o ajuste da série harmônico natural, alterando a pressão dos lábios e da pressão da respiração através do músculo diafragma.</text:span></text:p>
      <text:p text:style-name="P10"><text:span text:style-name="T15"/></text:p>
      <text:p text:style-name="P6"><text:span text:style-name="T1">Trompete <text:tab/></text:span><text:span text:style-name="T6">de </text:span><text:span text:style-name="T8">Varas</text:span><text:span text:style-name="T10"> - </text:span><text:span text:style-name="T24">O</text:span><text:span text:style-name="T21"> </text:span><text:span text:style-name="T24">t</text:span><text:span text:style-name="T21">rompete de </text:span><text:span text:style-name="T24">v</text:span><text:span text:style-name="T21">aras, também chamado de "slide trumpet (trompete de slide)" ou "trombone soprano". Sua haste é proporcional ao tamanho do instrumento e tem sete posições de um trombone convenciona</text:span><text:span text:style-name="T25">l</text:span><text:span text:style-name="T21">. Este instrumento é feito para as crianças, o que facilita o estudo do mecanismo da vara. Foram os primeiros trompetes permitidos nas Igrejas Cristãs.</text:span></text:p>
      <text:p text:style-name="P9"><text:span text:style-name="T10"/></text:p>
      <text:p text:style-name="P7"><text:span text:style-name="T1">Trompete Triunfal</text:span><text:span text:style-name="T10"> - </text:span><text:span text:style-name="T21">Esse tipo de trompete tem seu cano bem mais longo <text:s/>que os mais comuns, entretanto o som é idêntico ao tradicional. O uso desse instrumento de bocal é mais comum em ocasiões extraordinárias como grandes eventos, apresentaçõe</text:span><text:span text:style-name="T23">s e</text:span><text:span text:style-name="T21"> casamentos. </text:span><text:span text:style-name="T23">A ideia do trompete triunfal é justamente essa, ser um instrumento de gala, e o cano mais longo ocasionalmente é utilizado para amarrar um tecido de enfeite. </text:span><text:span text:style-name="T21">Podemos ver</text:span><text:span text:style-name="T10"> </text:span><text:span text:style-name="T21">alguns desses em filmes e seriados, principalmente nos que abordam assuntos relacionados à Realez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/>
    <style:font-face style:name="Lohit Devanagari1" svg:font-family="'Lohit Devanagari'"/>
    <style:font-face style:name="Open Sans" svg:font-family="'Open Sans', Arial, sans-serif"/>
    <style:font-face style:name="garamond" svg:font-family="garamond, 'times new roman', times"/>
    <style:font-face style:name="inherit" svg:font-family="inherit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4T15:21:05.650332736</meta:creation-date>
    <dc:date>2020-06-14T17:06:08.654402545</dc:date>
    <meta:editing-duration>PT4M10S</meta:editing-duration>
    <meta:editing-cycles>1</meta:editing-cycles>
    <meta:document-statistic meta:table-count="0" meta:image-count="0" meta:object-count="0" meta:page-count="2" meta:paragraph-count="11" meta:word-count="816" meta:character-count="4935" meta:non-whitespace-character-count="4120"/>
    <meta:generator>LibreOffice/6.0.7.3$Linux_X86_64 LibreOffice_project/00m0$Build-3</meta:generator>
  </office:meta>
</office:document-meta>
</file>